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SocketStrategiesTests.copy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SocketStrategiesTests.applyMetadataExtra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SocketStrategiesTests.explici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RSocketStrategiesTests.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